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ellModel.setDataGridTagModel( DataGridTagModel dataGridTag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ellModel.addFormatter( Formatter format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ellModel.formatText( Object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ellModel.getDataGridTag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